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0.14996" calcext:value-type="float">
            <text:p>-30,14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.69999" calcext:value-type="float">
            <text:p>-13,6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.99997" calcext:value-type="float">
            <text:p>-15,99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.49997" calcext:value-type="float">
            <text:p>-23,49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.850002" calcext:value-type="float">
            <text:p>-7,850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9.4504" calcext:value-type="float">
            <text:p>-109,4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3.45022" calcext:value-type="float">
            <text:p>-63,45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850008" calcext:value-type="float">
            <text:p>-6,850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.29999" calcext:value-type="float">
            <text:p>-10,2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9994" calcext:value-type="float">
            <text:p>1,1999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.64974" calcext:value-type="float">
            <text:p>-42,64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49997" calcext:value-type="float">
            <text:p>1,6499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5.34993" calcext:value-type="float">
            <text:p>-35,349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99995" calcext:value-type="float">
            <text:p>4,3999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2.8499" calcext:value-type="float">
            <text:p>-32,8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5.39995" calcext:value-type="float">
            <text:p>-35,39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.49998" calcext:value-type="float">
            <text:p>-15,499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.700019" calcext:value-type="float">
            <text:p>-4,7000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4.89986" calcext:value-type="float">
            <text:p>-34,89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99994" calcext:value-type="float">
            <text:p>2,4999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.15001" calcext:value-type="float">
            <text:p>-1,15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.450019" calcext:value-type="float">
            <text:p>-5,4500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49999" calcext:value-type="float">
            <text:p>4,64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600001" calcext:value-type="float">
            <text:p>7,6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.100018" calcext:value-type="float">
            <text:p>-4,100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299992" calcext:value-type="float">
            <text:p>3,2999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499914" calcext:value-type="float">
            <text:p>0,74999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49995" calcext:value-type="float">
            <text:p>2,9499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00002" calcext:value-type="float">
            <text:p>6,800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.300005" calcext:value-type="float">
            <text:p>-7,300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3000107" calcext:value-type="float">
            <text:p>-0,30001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.80002" calcext:value-type="float">
            <text:p>-1,80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599998" calcext:value-type="float">
            <text:p>4,5999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.300026" calcext:value-type="float">
            <text:p>-6,3000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6.14989" calcext:value-type="float">
            <text:p>-46,149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.950018" calcext:value-type="float">
            <text:p>-3,950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899996" calcext:value-type="float">
            <text:p>2,8999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49996" calcext:value-type="float">
            <text:p>1,3499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400002" calcext:value-type="float">
            <text:p>5,4000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.650007" calcext:value-type="float">
            <text:p>-4,6500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499901" calcext:value-type="float">
            <text:p>0,64999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.60001" calcext:value-type="float">
            <text:p>-4,6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300001" calcext:value-type="float">
            <text:p>6,30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5.09994" calcext:value-type="float">
            <text:p>-15,099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.849998" calcext:value-type="float">
            <text:p>-7,849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000005" calcext:value-type="float">
            <text:p>-1,000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699999" calcext:value-type="float">
            <text:p>5,699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00001" calcext:value-type="float">
            <text:p>6,80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.300017" calcext:value-type="float">
            <text:p>-1,3000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149999" calcext:value-type="float">
            <text:p>5,1499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550001" calcext:value-type="float">
            <text:p>6,55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349993" calcext:value-type="float">
            <text:p>2,3499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499999" calcext:value-type="float">
            <text:p>4,4999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.099997" calcext:value-type="float">
            <text:p>-7,099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.550014" calcext:value-type="float">
            <text:p>-4,5500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99928" calcext:value-type="float">
            <text:p>0,59999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750001" calcext:value-type="float">
            <text:p>5,75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50012" calcext:value-type="float">
            <text:p>-0,1500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950002" calcext:value-type="float">
            <text:p>6,9500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849994" calcext:value-type="float">
            <text:p>3,8499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99996" calcext:value-type="float">
            <text:p>2,5999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900001" calcext:value-type="float">
            <text:p>6,90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600001" calcext:value-type="float">
            <text:p>7,60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000001" calcext:value-type="float">
            <text:p>8,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39:58.369000000</dc:date>
    <meta:editing-duration>PT1M46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3</text:p>
        </chart:title>
        <chart:subtitle svg:x="6.673cm" svg:y="1.275cm" chart:style-name="ch3">
          <text:p>Turno Ilimitado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243cm" svg:y="2.338cm" svg:width="9.802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0.14996">
                <text:p>-30.14996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3.69999">
                <text:p>-13.6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5.99997">
                <text:p>-15.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3.49997">
                <text:p>-23.4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7.850002">
                <text:p>-7.85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09.4504">
                <text:p>-109.4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63.45022">
                <text:p>-63.45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6.850008">
                <text:p>-6.850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0.29999">
                <text:p>-10.2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199994">
                <text:p>1.199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2.64974">
                <text:p>-42.64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649997">
                <text:p>1.64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35.34993">
                <text:p>-35.34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99995">
                <text:p>4.3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2.8499">
                <text:p>-32.8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35.39995">
                <text:p>-35.39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5.49998">
                <text:p>-15.4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4.700019">
                <text:p>-4.700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34.89986">
                <text:p>-34.89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499994">
                <text:p>2.499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.15001">
                <text:p>-1.15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5.450019">
                <text:p>-5.45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649999">
                <text:p>4.64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600001">
                <text:p>7.6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4.100018">
                <text:p>-4.100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299992">
                <text:p>3.299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499914">
                <text:p>0.7499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949995">
                <text:p>2.949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800002">
                <text:p>6.8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7.300005">
                <text:p>-7.3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3000107">
                <text:p>-0.3000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.80002">
                <text:p>-1.8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599998">
                <text:p>4.5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6.300026">
                <text:p>-6.300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46.14989">
                <text:p>-46.14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3.950018">
                <text:p>-3.950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899996">
                <text:p>2.89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49996">
                <text:p>1.3499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400002">
                <text:p>5.4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4.650007">
                <text:p>-4.65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499901">
                <text:p>0.6499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4.60001">
                <text:p>-4.6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300001">
                <text:p>6.3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5.09994">
                <text:p>-15.09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7.849998">
                <text:p>-7.84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.000005">
                <text:p>-1.000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699999">
                <text:p>5.6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800001">
                <text:p>6.8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.300017">
                <text:p>-1.300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149999">
                <text:p>5.14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550001">
                <text:p>6.55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349993">
                <text:p>2.349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499999">
                <text:p>4.4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7.099997">
                <text:p>-7.0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4.550014">
                <text:p>-4.550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999928">
                <text:p>0.59999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750001">
                <text:p>5.75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150012">
                <text:p>-0.150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950002">
                <text:p>6.95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849994">
                <text:p>3.849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599996">
                <text:p>2.5999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900001">
                <text:p>6.9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600001">
                <text:p>7.6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000001">
                <text:p>8.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